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733cm" table:align="left"/>
    </style:style>
    <style:style style:name="Таблица1.A" style:family="table-column">
      <style:table-column-properties style:column-width="1.967cm"/>
    </style:style>
    <style:style style:name="Таблица1.B" style:family="table-column">
      <style:table-column-properties style:column-width="0.748cm"/>
    </style:style>
    <style:style style:name="Таблица1.C" style:family="table-column">
      <style:table-column-properties style:column-width="6.01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0.003cm" table:align="left"/>
    </style:style>
    <style:style style:name="Таблица2.A" style:family="table-column">
      <style:table-column-properties style:column-width="1.958cm"/>
    </style:style>
    <style:style style:name="Таблица2.B" style:family="table-column">
      <style:table-column-properties style:column-width="0.727cm"/>
    </style:style>
    <style:style style:name="Таблица2.C" style:family="table-column">
      <style:table-column-properties style:column-width="17.318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20.003cm" table:align="left"/>
    </style:style>
    <style:style style:name="Таблица3.A" style:family="table-column">
      <style:table-column-properties style:column-width="5.884cm"/>
    </style:style>
    <style:style style:name="Таблица3.B" style:family="table-column">
      <style:table-column-properties style:column-width="14.118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0.003cm" table:align="left"/>
    </style:style>
    <style:style style:name="Таблица4.A" style:family="table-column">
      <style:table-column-properties style:column-width="7.14cm"/>
    </style:style>
    <style:style style:name="Таблица4.B" style:family="table-column">
      <style:table-column-properties style:column-width="12.86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20.003cm" table:align="left"/>
    </style:style>
    <style:style style:name="Таблица5.A" style:family="table-column">
      <style:table-column-properties style:column-width="3.261cm"/>
    </style:style>
    <style:style style:name="Таблица5.B" style:family="table-column">
      <style:table-column-properties style:column-width="16.741cm"/>
    </style:style>
    <style:style style:name="Таблица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OpenBSD"/><text:a xlink:type="simple" xlink:href="http://www.openssh.com/" text:style-name="Internet_20_link" text:visited-style-name="Visited_20_Internet_20_Link"><text:span text:style-name="T1">Open</text:span></text:a><text:a xlink:type="simple" xlink:href="http://www.openssh.com/" text:style-name="Internet_20_link" text:visited-style-name="Visited_20_Internet_20_Link"><text:span text:style-name="T2">SSH</text:span></text:a> Specifications </text:h>
      <text:p text:style-name="Horizontal_20_Line"/>
      <text:p text:style-name="Text_20_body">OpenSSH implements the following specifications. </text:p>
      <text:h text:style-name="Heading_20_3" text:outline-level="3">SSH protocol version 2 Core RFCs</text:h>
      <text:p text:style-name="Text_20_body">Source: <text:a xlink:type="simple" xlink:href="https://datatracker.ietf.org/wg/secsh/" text:style-name="Internet_20_link" text:visited-style-name="Visited_20_Internet_20_Link">secsh working group</text:a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<text:a xlink:type="simple" xlink:href="https://tools.ietf.org/html/rfc4250" text:style-name="Internet_20_link" text:visited-style-name="Visited_20_Internet_20_Link">RFC4250</text:a> 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Table_20_Contents">SSH Protocol Assigned Numbers 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tools.ietf.org/html/rfc4251" text:style-name="Internet_20_link" text:visited-style-name="Visited_20_Internet_20_Link">RFC4251</text:a> 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Table_20_Contents">SSH Protocol Architecture 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tools.ietf.org/html/rfc4252" text:style-name="Internet_20_link" text:visited-style-name="Visited_20_Internet_20_Link">RFC4252</text:a> </text:p>
          </table:table-cell>
          <table:table-cell table:style-name="Таблица1.A1" office:value-type="string">
            <text:p text:style-name="Table_20_Contents"><text:a xlink:type="simple" xlink:href="https://www.rfc-editor.org/errata_search.php?rfc=4252" text:style-name="Internet_20_link" text:visited-style-name="Visited_20_Internet_20_Link">(e)</text:a> </text:p>
          </table:table-cell>
          <table:table-cell table:style-name="Таблица1.A1" office:value-type="string">
            <text:p text:style-name="Table_20_Contents">SSH Authentication Protocol 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tools.ietf.org/html/rfc4253" text:style-name="Internet_20_link" text:visited-style-name="Visited_20_Internet_20_Link">RFC4253</text:a> </text:p>
          </table:table-cell>
          <table:table-cell table:style-name="Таблица1.A1" office:value-type="string">
            <text:p text:style-name="Table_20_Contents"><text:a xlink:type="simple" xlink:href="https://www.rfc-editor.org/errata_search.php?rfc=4253" text:style-name="Internet_20_link" text:visited-style-name="Visited_20_Internet_20_Link">(e)</text:a> </text:p>
          </table:table-cell>
          <table:table-cell table:style-name="Таблица1.A1" office:value-type="string">
            <text:p text:style-name="Table_20_Contents">SSH Transport Layer Protocol 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tools.ietf.org/html/rfc4254" text:style-name="Internet_20_link" text:visited-style-name="Visited_20_Internet_20_Link">RFC4254</text:a> </text:p>
          </table:table-cell>
          <table:table-cell table:style-name="Таблица1.A1" office:value-type="string">
            <text:p text:style-name="Table_20_Contents"><text:a xlink:type="simple" xlink:href="https://www.rfc-editor.org/errata_search.php?rfc=4254" text:style-name="Internet_20_link" text:visited-style-name="Visited_20_Internet_20_Link">(e)</text:a> </text:p>
          </table:table-cell>
          <table:table-cell table:style-name="Таблица1.A1" office:value-type="string">
            <text:p text:style-name="Table_20_Contents">SSH Connection Protocol </text:p>
          </table:table-cell>
        </table:table-row>
      </table:table>
      <text:h text:style-name="Heading_20_3" text:outline-level="3">SSH protocol version 2 Extension RFCs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<text:a xlink:type="simple" xlink:href="https://tools.ietf.org/html/rfc4255" text:style-name="Internet_20_link" text:visited-style-name="Visited_20_Internet_20_Link">RFC4255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4255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Using DNS to Securely Publish SSH Key Fingerprints (SSHFP)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256" text:style-name="Internet_20_link" text:visited-style-name="Visited_20_Internet_20_Link">RFC4256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4256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Generic Message Exchange Authentication (aka "keyboard-interactive")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335" text:style-name="Internet_20_link" text:visited-style-name="Visited_20_Internet_20_Link">RFC4335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4335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SSH Session Channel Break Extension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344" text:style-name="Internet_20_link" text:visited-style-name="Visited_20_Internet_20_Link">RFC4344</text:a> 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SSH Transport Layer Encryption Modes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345" text:style-name="Internet_20_link" text:visited-style-name="Visited_20_Internet_20_Link">RFC4345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4345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Improved Arcfour Modes for the SSH Transport Layer Protocol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419" text:style-name="Internet_20_link" text:visited-style-name="Visited_20_Internet_20_Link">RFC4419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4419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Diffie-Hellman Group Exchange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462" text:style-name="Internet_20_link" text:visited-style-name="Visited_20_Internet_20_Link">RFC4462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4462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GSS-API Authentication and Key Exchange (only authentication implemented)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4716" text:style-name="Internet_20_link" text:visited-style-name="Visited_20_Internet_20_Link">RFC4716</text:a> 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SSH Public Key File Format (import and export via <text:a xlink:type="simple" xlink:href="https://man.openbsd.org/ssh-keygen.1" text:style-name="Internet_20_link" text:visited-style-name="Visited_20_Internet_20_Link">ssh-keygen</text:a> only).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5656" text:style-name="Internet_20_link" text:visited-style-name="Visited_20_Internet_20_Link">RFC5656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5656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Elliptic Curve Algorithm Integration in SSH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6594" text:style-name="Internet_20_link" text:visited-style-name="Visited_20_Internet_20_Link">RFC6594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6594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SHA-256 SSHFP Resource Records (new in OpenSSH 6.1).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6668" text:style-name="Internet_20_link" text:visited-style-name="Visited_20_Internet_20_Link">RFC6668</text:a> 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SHA-2 Data Integrity Algorithms (new in OpenSSH 5.9)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7479" text:style-name="Internet_20_link" text:visited-style-name="Visited_20_Internet_20_Link">RFC7479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7479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ED25519 SSHFP Resource Records (new in OpenSSH 6.5).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8160" text:style-name="Internet_20_link" text:visited-style-name="Visited_20_Internet_20_Link">RFC8160</text:a> 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IUTF8 Terminal Mode (new in OpenSSH 7.3).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8270" text:style-name="Internet_20_link" text:visited-style-name="Visited_20_Internet_20_Link">RFC8270</text:a> </text:p>
          </table:table-cell>
          <table:table-cell table:style-name="Таблица2.A1" office:value-type="string">
            <text:p text:style-name="Table_20_Contents"><text:a xlink:type="simple" xlink:href="https://www.rfc-editor.org/errata_search.php?rfc=8270" text:style-name="Internet_20_link" text:visited-style-name="Visited_20_Internet_20_Link">(e)</text:a> </text:p>
          </table:table-cell>
          <table:table-cell table:style-name="Таблица2.A1" office:value-type="string">
            <text:p text:style-name="Table_20_Contents">Increase Diffie-Hellman Modulus Size (in OpenSSH 7.1).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8308" text:style-name="Internet_20_link" text:visited-style-name="Visited_20_Internet_20_Link">RFC8308</text:a> 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Extension Negotiation in the Secure Shell (SSH) Protocol (ext-info-s and ext-info-c, new in OpenSSH 7.2). </text:p>
          </table:table-cell>
        </table:table-row>
        <table:table-row>
          <table:table-cell table:style-name="Таблица2.A1" office:value-type="string">
            <text:p text:style-name="Table_20_Contents"><text:a xlink:type="simple" xlink:href="https://tools.ietf.org/html/rfc8332" text:style-name="Internet_20_link" text:visited-style-name="Visited_20_Internet_20_Link">RFC8332</text:a> 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RSA Keys with SHA-2 256 and 512 (new in OpenSSH 7.2). </text:p>
          </table:table-cell>
        </table:table-row>
      </table:table>
      <text:h text:style-name="Heading_20_3" text:outline-level="3">SSH protocol version 2 draft specifications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text:a xlink:type="simple" xlink:href="https://tools.ietf.org/html/draft-ietf-secsh-filexfer-02" text:style-name="Internet_20_link" text:visited-style-name="Visited_20_Internet_20_Link">draft-ietf-secsh-filexfer-02</text:a> </text:p>
          </table:table-cell>
          <table:table-cell table:style-name="Таблица3.A1" office:value-type="string">
            <text:p text:style-name="Table_20_Contents">SSH File Transfer Protocol version 3 </text:p>
          </table:table-cell>
        </table:table-row>
        <table:table-row>
          <table:table-cell table:style-name="Таблица3.A1" office:value-type="string">
            <text:p text:style-name="Table_20_Contents"><text:a xlink:type="simple" xlink:href="https://tools.ietf.org/html/draft-ietf-curdle-ssh-kex-sha2-03" text:style-name="Internet_20_link" text:visited-style-name="Visited_20_Internet_20_Link">draft-ietf-curdle-ssh-kex-sha2-03</text:a> </text:p>
          </table:table-cell>
          <table:table-cell table:style-name="Таблица3.A1" office:value-type="string">
            <text:p text:style-name="Table_20_Contents">Key Exchange (KEX) Method Updates and Recommendations (new in OpenSSH 7.3). </text:p>
          </table:table-cell>
        </table:table-row>
      </table:table>
      <text:h text:style-name="Heading_20_3" text:outline-level="3">SSH protocol version 2 vendor extensions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<text:a xlink:type="simple" xlink:href="https://cvsweb.openbsd.org/src/usr.bin/ssh/PROTOCOL?annotate=HEAD" text:style-name="Internet_20_link" text:visited-style-name="Visited_20_Internet_20_Link">PROTOCOL</text:a> </text:p>
          </table:table-cell>
          <table:table-cell table:style-name="Таблица4.A1" office:value-type="string">
            <text:p text:style-name="Table_20_Contents">An overview of all vendor extensions detailed below, and the specifications of the SSH2 extensions <text:span text:style-name="Source_20_Text">eow@openssh.com</text:span>, <text:span text:style-name="Source_20_Text">no-more-sessions@openssh.com</text:span>, <text:span text:style-name="Source_20_Text">tun@openssh.com</text:span> and the sftp extensions <text:span text:style-name="Source_20_Text">posix-rename@openssh.com</text:span> <text:span text:style-name="Source_20_Text">statvfs@openssh.com</text:span>, <text:span text:style-name="Source_20_Text">fstatvfs@openssh.com</text:span>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tools.ietf.org/html/draft-miller-ssh-agent-00" text:style-name="Internet_20_link" text:visited-style-name="Visited_20_Internet_20_Link">draft-miller-ssh-agent-00</text:a> </text:p>
          </table:table-cell>
          <table:table-cell table:style-name="Таблица4.A1" office:value-type="string">
            <text:p text:style-name="Table_20_Contents">ssh-agent protocol (<text:span text:style-name="Source_20_Text">auth-agent@openssh.com</text:span>)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cvsweb.openbsd.org/src/usr.bin/ssh/PROTOCOL.certkeys?annotate=HEAD" text:style-name="Internet_20_link" text:visited-style-name="Visited_20_Internet_20_Link">PROTOCOL.certkeys</text:a> </text:p>
          </table:table-cell>
          <table:table-cell table:style-name="Таблица4.A1" office:value-type="string">
            <text:p text:style-name="Table_20_Contents"><text:span text:style-name="Source_20_Text">ssh-rsa-cert-v00@openssh.com</text:span>, <text:span text:style-name="Source_20_Text">ssh-dsa-cert-v00@openssh.com</text:span>, <text:span text:style-name="Source_20_Text">ecdsa-sha2-nistp256-cert-v01@openssh.com</text:span>, <text:span text:style-name="Source_20_Text">ecdsa-sha2-nistp384-cert-v01@openssh.com</text:span>, <text:span text:style-name="Source_20_Text">ecdsa-sha2-nistp521-cert-v01@openssh.com</text:span> : new public key algorithms supporting certificates. </text:p>
          </table:table-cell>
        </table:table-row>
        <text:soft-page-break/>
        <table:table-row>
          <table:table-cell table:style-name="Таблица4.A1" office:value-type="string">
            <text:p text:style-name="Table_20_Contents"><text:a xlink:type="simple" xlink:href="https://cvsweb.openbsd.org/src/usr.bin/ssh/PROTOCOL.chacha20poly1305?annotate=HEAD" text:style-name="Internet_20_link" text:visited-style-name="Visited_20_Internet_20_Link">PROTOCOL.chacha20poly1305</text:a> </text:p>
          </table:table-cell>
          <table:table-cell table:style-name="Таблица4.A1" office:value-type="string">
            <text:p text:style-name="Table_20_Contents"><text:span text:style-name="Source_20_Text">chacha20-poly1305@openssh.com</text:span> authenticated encryption mode.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cvsweb.openbsd.org/src/usr.bin/ssh/PROTOCOL.key?annotate=HEAD" text:style-name="Internet_20_link" text:visited-style-name="Visited_20_Internet_20_Link">PROTOCOL.key</text:a> </text:p>
          </table:table-cell>
          <table:table-cell table:style-name="Таблица4.A1" office:value-type="string">
            <text:p text:style-name="Table_20_Contents">OpenSSH private key format (<text:span text:style-name="Source_20_Text">openssh-key-v1</text:span>).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cvsweb.openbsd.org/src/usr.bin/ssh/PROTOCOL.krl?annotate=HEAD" text:style-name="Internet_20_link" text:visited-style-name="Visited_20_Internet_20_Link">PROTOCOL.krl</text:a> </text:p>
          </table:table-cell>
          <table:table-cell table:style-name="Таблица4.A1" office:value-type="string">
            <text:p text:style-name="Table_20_Contents">Key Revocation Lists for OpenSSH keys and certificates.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cvsweb.openbsd.org/src/usr.bin/ssh/PROTOCOL.mux?annotate=HEAD" text:style-name="Internet_20_link" text:visited-style-name="Visited_20_Internet_20_Link">PROTOCOL.mux</text:a> </text:p>
          </table:table-cell>
          <table:table-cell table:style-name="Таблица4.A1" office:value-type="string">
            <text:p text:style-name="Table_20_Contents">Multiplexing protocol used by ssh(1) ControlMaster connection-sharing.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tools.ietf.org/html/draft-miller-secsh-umac-01" text:style-name="Internet_20_link" text:visited-style-name="Visited_20_Internet_20_Link">draft-miller-secsh-umac-01</text:a> </text:p>
          </table:table-cell>
          <table:table-cell table:style-name="Таблица4.A1" office:value-type="string">
            <text:p text:style-name="Table_20_Contents"><text:span text:style-name="Source_20_Text">umac-64@openssh.com</text:span>: a new transport-layer MAC.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tools.ietf.org/html/draft-miller-secsh-compression-delayed-00" text:style-name="Internet_20_link" text:visited-style-name="Visited_20_Internet_20_Link">draft-miller-secsh-compression-delayed-00</text:a> </text:p>
          </table:table-cell>
          <table:table-cell table:style-name="Таблица4.A1" office:value-type="string">
            <text:p text:style-name="Table_20_Contents"><text:span text:style-name="Source_20_Text">zlib@openssh.com</text:span>: Delayed compression until after authentication. 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s://git.libssh.org/projects/libssh.git/tree/doc/curve25519-sha256@libssh.org.txt" text:style-name="Internet_20_link" text:visited-style-name="Visited_20_Internet_20_Link">curve25519-sha256@libssh.org</text:a> </text:p>
          </table:table-cell>
          <table:table-cell table:style-name="Таблица4.A1" office:value-type="string">
            <text:p text:style-name="Table_20_Contents"><text:span text:style-name="Source_20_Text">curve25519-sha256@libssh.org</text:span> key exchange method. </text:p>
          </table:table-cell>
        </table:table-row>
      </table:table>
      <text:h text:style-name="Heading_20_3" text:outline-level="3">Other specifications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text:a xlink:type="simple" xlink:href="http://www.openssh.com/txt/socks4.protocol" text:style-name="Internet_20_link" text:visited-style-name="Visited_20_Internet_20_Link">socks4.protocol</text:a> </text:p>
          </table:table-cell>
          <table:table-cell table:style-name="Таблица5.A1" office:value-type="string">
            <text:p text:style-name="Table_20_Contents">SOCKS protocol version 4. Used for <text:span text:style-name="Source_20_Text">ssh(1) DynamicForward</text:span>. </text:p>
          </table:table-cell>
        </table:table-row>
        <table:table-row>
          <table:table-cell table:style-name="Таблица5.A1" office:value-type="string">
            <text:p text:style-name="Table_20_Contents"><text:a xlink:type="simple" xlink:href="http://www.openssh.com/txt/socks4a.protocol" text:style-name="Internet_20_link" text:visited-style-name="Visited_20_Internet_20_Link">socks4a.protocol</text:a> </text:p>
          </table:table-cell>
          <table:table-cell table:style-name="Таблица5.A1" office:value-type="string">
            <text:p text:style-name="Table_20_Contents">SOCKS protocol version 4a. Used for <text:span text:style-name="Source_20_Text">ssh(1) DynamicForward</text:span>. </text:p>
          </table:table-cell>
        </table:table-row>
        <table:table-row>
          <table:table-cell table:style-name="Таблица5.A1" office:value-type="string">
            <text:p text:style-name="Table_20_Contents"><text:a xlink:type="simple" xlink:href="https://tools.ietf.org/html/rfc1928" text:style-name="Internet_20_link" text:visited-style-name="Visited_20_Internet_20_Link">RFC1928</text:a> </text:p>
          </table:table-cell>
          <table:table-cell table:style-name="Таблица5.A1" office:value-type="string">
            <text:p text:style-name="Table_20_Contents">SOCKS protocol version 5. Used for <text:span text:style-name="Source_20_Text">ssh(1) DynamicForward</text:span>. </text:p>
          </table:table-cell>
        </table:table-row>
        <table:table-row>
          <table:table-cell table:style-name="Таблица5.A1" office:value-type="string">
            <text:p text:style-name="Table_20_Contents"><text:a xlink:type="simple" xlink:href="https://tools.ietf.org/html/rfc1349" text:style-name="Internet_20_link" text:visited-style-name="Visited_20_Internet_20_Link">RFC1349</text:a> <text:a xlink:type="simple" xlink:href="https://tools.ietf.org/html/rfc8325" text:style-name="Internet_20_link" text:visited-style-name="Visited_20_Internet_20_Link">RFC8325</text:a> </text:p>
          </table:table-cell>
          <table:table-cell table:style-name="Таблица5.A1" office:value-type="string">
            <text:p text:style-name="Table_20_Contents">IP Type of Service (ToS) and Differentiated Services. OpenSSH will automatically set the IP Type of Service according to RFC8325 unless otherwise specified via the <text:span text:style-name="Source_20_Text">IPQoS</text:span> keyword in <text:a xlink:type="simple" xlink:href="https://man.openbsd.org/ssh_config" text:style-name="Internet_20_link" text:visited-style-name="Visited_20_Internet_20_Link">ssh_config</text:a> and <text:a xlink:type="simple" xlink:href="https://man.openbsd.org/sshd_config" text:style-name="Internet_20_link" text:visited-style-name="Visited_20_Internet_20_Link">sshd_config</text:a>. Versions 7.7 and earlier will set it per rfc1349 unless otherwise specified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4:55:11.392852333</meta:creation-date>
    <dc:date>2020-02-08T14:56:01.880668282</dc:date>
    <meta:editing-duration>PT52S</meta:editing-duration>
    <meta:editing-cycles>1</meta:editing-cycles>
    <meta:document-statistic meta:table-count="5" meta:image-count="0" meta:object-count="0" meta:page-count="2" meta:paragraph-count="95" meta:word-count="394" meta:character-count="3364" meta:non-whitespace-character-count="2975"/>
    <meta:generator>LibreOffice/5.1.6.2$Linux_X86_64 LibreOffice_project/10m0$Build-2</meta:generator>
  </office:meta>
</office:document-meta>
</file>